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Text_20_body" style:list-style-name="L6">
      <style:paragraph-properties fo:margin-top="0in" fo:margin-bottom="0in"/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fewer variables?</text:p>
        </text:list-item>
      </text:list>
      <text:h text:style-name="Heading_20_2" text:outline-level="2"><text:bookmark-start text:name="problem-2"/>Problem 2<text:bookmark-end text:name="problem-2"/></text:h>
      <text:list text:style-name="L4">
        <text:list-item>
          <text:p text:style-name="P14">Can you rewrite the following code with <text:span text:style-name="KeywordTok">foreach</text:span> statement? Why?</text:p>
        </text:list-item>
      </text:list>
      <text:p text:style-name="P15">double [] numbers = {1.2, 4.3, 5.7, 11, -3.13, 1.7}</text:p>
      <text:p text:style-name="P16"/>
      <text:p text:style-name="P17">for(int i = 0; i&lt; numbers.Length; i++)</text:p>
      <text:p text:style-name="P18">{</text:p>
      <text:p text:style-name="P19"><text:s text:c="4"/>numbers[i] = numbers[i] * 1.1;</text:p>
      <text:p text:style-name="P20"><text:s text:c="4"/>Console.WriteLine(numbers[i]);</text:p>
      <text:p text:style-name="P21">}</text:p>
      <text:h text:style-name="Heading_20_2" text:outline-level="2"><text:bookmark-start text:name="problem-3"/>problem 3<text:bookmark-end text:name="problem-3"/></text:h>
      <text:list text:style-name="L5">
        <text:list-item>
          <text:p text:style-name="P22">Can you rewrite the following code with <text:span text:style-name="KeywordTok">foreach</text:span> statement? Why?</text:p>
        </text:list-item>
      </text:list>
      <text:p text:style-name="P23">double [] numbers = {1.2, 4.3, 5.7, 11, -3.13, 1.7}</text:p>
      <text:p text:style-name="P24"/>
      <text:p text:style-name="P25">for(int i = 0; i&lt; numbers.Length - 1; i++)</text:p>
      <text:p text:style-name="P26">{ <text:s text:c="2"/></text:p>
      <text:p text:style-name="P27"><text:s text:c="4"/>Console.WriteLine((numbers[i] + numbers[i+1] )/2);</text:p>
      <text:p text:style-name="P28">}</text:p>
      <text:h text:style-name="Heading_20_2" text:outline-level="2"><text:bookmark-start text:name="problem-4"/>Problem 4<text:bookmark-end text:name="problem-4"/></text:h>
      <text:list text:style-name="L6">
        <text:list-item>
          <text:p text:style-name="P29">Create a new project and replace the content of the file <text:span text:style-name="T1">Program.cs</text:span> with the following code:</text:p>
        </text:list-item>
      </text:list>
      <text:p text:style-name="P30">using System;</text:p>
      <text:p text:style-name="P31"/>
      <text:p text:style-name="P32">namespace Practice</text:p>
      <text:p text:style-name="P33">{</text:p>
      <text:p text:style-name="P34"><text:s text:c="4"/>class Book</text:p>
      <text:p text:style-name="P35"><text:s text:c="4"/>{</text:p>
      <text:p text:style-name="P36"><text:s text:c="8"/>public string Title;</text:p>
      <text:p text:style-name="P37"><text:s text:c="8"/>public int Year;</text:p>
      <text:p text:style-name="P38"><text:s text:c="8"/>public string Publisher;</text:p>
      <text:p text:style-name="P39"><text:s text:c="4"/>}</text:p>
      <text:p text:style-name="P40"><text:s text:c="4"/>class Program</text:p>
      <text:p text:style-name="P41"><text:s text:c="4"/>{</text:p>
      <text:p text:style-name="P42"><text:s text:c="8"/>static void Main(string[] args)</text:p>
      <text:p text:style-name="P43"><text:s text:c="8"/>{</text:p>
      <text:p text:style-name="P44"><text:s text:c="12"/>Book[] bookList = new Book[10];</text:p>
      <text:p text:style-name="P45"><text:s text:c="12"/>for(int i =0; i&lt; 10; i++)</text:p>
      <text:p text:style-name="P46"><text:s text:c="12"/>{</text:p>
      <text:p text:style-name="P47"><text:s text:c="16"/>Console.Write("Enter the book title:");</text:p>
      <text:p text:style-name="P48"><text:s text:c="16"/>bookList[i].Title = Console.ReadLine();</text:p>
      <text:p text:style-name="P49"><text:s text:c="16"/>Console.Write("Enter the publish year:");</text:p>
      <text:p text:style-name="P50"><text:s text:c="16"/>bookList[i].Year = int.Parse(Console.ReadLine());</text:p>
      <text:p text:style-name="P51"><text:s text:c="16"/>Console.Write("Enter the publisher:");</text:p>
      <text:p text:style-name="P52"><text:s text:c="16"/>bookList[i].Publisher = Console.ReadLine();</text:p>
      <text:p text:style-name="P53"><text:s text:c="12"/>}</text:p>
      <text:p text:style-name="P54"><text:s text:c="8"/>}</text:p>
      <text:p text:style-name="P55"><text:s text:c="4"/>}</text:p>
      <text:p text:style-name="P56">}</text:p>
      <text:list text:style-name="L7">
        <text:list-item>
          <text:p text:style-name="P57">As you notice, in the above code we define an array of 10 Book objects, and using a <text:span text:style-name="T1">for</text:span> loop, we accommodate the array.</text:p>
        </text:list-item>
        <text:list-item>
          <text:p text:style-name="P57">Replace the <text:span text:style-name="T1">for</text:span> statement with <text:span text:style-name="T1">foreach</text:span> statement and apply the required changes.</text:p>
        </text:list-item>
        <text:list-item>
          <text:p text:style-name="P57">Add a piece of code that, using a <text:span text:style-name="T1">foreach</text:span> statement, gets a year from the user and prints all the books published in the given year.</text:p>
        </text:list-item>
        <text:list-item>
          <text:p text:style-name="P57">Add a piece of code that, using a <text:span text:style-name="T1">for</text:span> statement, gets a year from the user and prints all the books published in the given year.</text:p>
        </text:list-item>
        <text:list-item>
          <text:p text:style-name="P57"><text:span text:style-name="T1">foreach</text:span> or <text:span text:style-name="T1">for</text:span>? Which one do you prefer to implement the above search? Explain your answer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44Z</meta:creation-date>
    <dc:date>2021-06-22T08:16:44Z</dc:date>
    <meta:user-defined meta:name="date" meta:value-type="string">June  22, 2021 (04:16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